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bel" svg:font-family="Abel" style:font-pitch="variable"/>
    <style:font-face style:name="Aclonica" svg:font-family="Aclonica" style:font-pitch="variable"/>
    <style:font-face style:name="Aegean" svg:font-family="Aegean" style:font-pitch="variable"/>
    <style:font-face style:name="Aegyptus" svg:font-family="Aegyptus" style:font-pitch="variable"/>
    <style:font-face style:name="Aileron" svg:font-family="Aileron" style:font-adornments="Light" style:font-pitch="variable"/>
    <style:font-face style:name="Akkadian" svg:font-family="Akkadian" style:font-pitch="variable"/>
    <style:font-face style:name="Alex Brush" svg:font-family="'Alex Brush'" style:font-pitch="variable"/>
    <style:font-face style:name="Alfios" svg:font-family="Alfios" style:font-pitch="variable"/>
    <style:font-face style:name="Anaktoria" svg:font-family="Anaktoria" style:font-pitch="variable"/>
    <style:font-face style:name="Analecta" svg:font-family="Analecta" style:font-pitch="variable"/>
    <style:font-face style:name="Anatolian" svg:font-family="Anatolian" style:font-pitch="variable"/>
    <style:font-face style:name="Annie Use Your Telescope" svg:font-family="'Annie Use Your Telescope'" style:font-pitch="variable"/>
    <style:font-face style:name="Archivo Black" svg:font-family="'Archivo Black'" style:font-pitch="variable"/>
    <style:font-face style:name="Arial Black1" svg:font-family="'Arial Black'" style:font-pitch="variable"/>
    <style:font-face style:name="Arsenal" svg:font-family="Arsenal" style:font-pitch="variable"/>
    <style:font-face style:name="Atavyros" svg:font-family="Atavyros" style:font-pitch="variable"/>
    <style:font-face style:name="Calligraffitti" svg:font-family="Calligraffitti" style:font-pitch="variable"/>
    <style:font-face style:name="Caveat" svg:font-family="Caveat" style:font-pitch="variable"/>
    <style:font-face style:name="DejaVu Sans2" svg:font-family="'DejaVu Sans'" style:font-pitch="variable"/>
    <style:font-face style:name="Gardiner" svg:font-family="Gardiner" style:font-pitch="variable"/>
    <style:font-face style:name="Goudy Bookletter 1911" svg:font-family="'Goudy Bookletter 1911'" style:font-pitch="variable"/>
    <style:font-face style:name="Henny Penny" svg:font-family="'Henny Penny'" style:font-pitch="variable"/>
    <style:font-face style:name="Lovers Quarrel" svg:font-family="'Lovers Quarrel'" style:font-pitch="variable"/>
    <style:font-face style:name="Nothing You Could Do" svg:font-family="'Nothing You Could Do'" style:font-pitch="variable"/>
    <style:font-face style:name="Quattrocento" svg:font-family="Quattrocento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382in" fo:border="none" style:writing-mode="lr-tb"/>
    </style:style>
    <style:style style:name="Table1.B2" style:family="table-cell">
      <style:table-cell-properties style:vertical-align="top" fo:padding="0.0382in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="none" style:writing-mode="lr-tb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="none" style:writing-mode="lr-tb"/>
    </style:style>
    <style:style style:name="Table1.B1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2" style:family="table-cell">
      <style:table-cell-properties style:vertical-align="top" fo:padding="0.0382in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top" fo:padding="0.0382in" fo:border="none" style:writing-mode="lr-tb"/>
    </style:style>
    <style:style style:name="Table1.B29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top" fo:padding="0.0382in" fo:border="none" style:writing-mode="lr-tb"/>
    </style:style>
    <style:style style:name="Table1.B3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lfios" fo:font-size="9pt" fo:font-style="normal" officeooo:paragraph-rsid="006c39f7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692b0a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officeooo:rsid="00654e96" officeooo:paragraph-rsid="00654e96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Candara" fo:font-size="8pt" fo:font-style="italic" officeooo:paragraph-rsid="005035a7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P2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5035a7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2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641b00" style:font-name-asian="BAAAAA+TimesNewRomanPS-ItalicMT" style:font-size-asian="8pt" style:font-style-asian="italic" style:font-weight-asian="normal" style:font-name-complex="BAAAAA+TimesNewRomanPS-ItalicMT" style:font-size-complex="8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66f9de" officeooo:paragraph-rsid="0066f9de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54e96" officeooo:paragraph-rsid="00654e96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63849" officeooo:paragraph-rsid="00663849" style:font-size-asian="9pt" style:font-style-asian="italic" style:font-size-complex="9pt" style:font-style-complex="italic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692b0a" officeooo:paragraph-rsid="00692b0a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style:font-name="Candara" fo:font-size="7pt" officeooo:paragraph-rsid="006eb873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654e96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lfios" fo:font-size="9pt" fo:font-style="normal" officeooo:rsid="00663849" officeooo:paragraph-rsid="00663849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663849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663849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lfios" fo:font-size="9pt" fo:font-style="normal" officeooo:rsid="00692b0a" officeooo:paragraph-rsid="00692b0a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692b0a" style:font-size-asian="9pt" style:font-style-asian="normal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lfios" fo:font-size="9pt" fo:font-style="normal" officeooo:rsid="00654e96" officeooo:paragraph-rsid="00692b0a" style:font-size-asian="9pt" style:font-style-asian="normal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692b0a" style:font-size-asian="9pt" style:font-style-asian="normal" style:font-size-complex="9pt" style:font-style-complex="normal"/>
    </style:style>
    <style:style style:name="P47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48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2" style:font-size-asian="9pt" style:language-asian="zxx" style:country-asian="none" style:font-weight-asian="bold" style:font-name-complex="DejaVu Sans2" style:font-size-complex="9pt" style:language-complex="zxx" style:country-complex="none" style:font-weight-complex="bold"/>
    </style:style>
    <style:style style:name="P51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style="normal" fo:font-weight="bold" officeooo:rsid="0058e2ba" officeooo:paragraph-rsid="0058e2ba" style:letter-kerning="true" style:font-name-asian="DejaVu Sans2" style:font-size-asian="9pt" style:language-asian="zxx" style:country-asian="none" style:font-style-asian="normal" style:font-weight-asian="bold" style:font-name-complex="DejaVu Sans2" style:font-size-complex="9pt" style:language-complex="zxx" style:country-complex="none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2" style:font-size-asian="9pt" style:language-asian="zxx" style:country-asian="none" style:font-style-asian="normal" style:font-name-complex="DejaVu Sans2" style:font-size-complex="9pt" style:language-complex="zxx" style:country-complex="none" style:font-style-complex="normal"/>
    </style:style>
    <style:style style:name="P53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2" style:font-size-asian="9pt" style:language-asian="zxx" style:country-asian="none" style:font-name-complex="DejaVu Sans2" style:font-size-complex="9pt" style:language-complex="zxx" style:country-complex="none"/>
    </style:style>
    <style:style style:name="P5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5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5035a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5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641b00" officeooo:paragraph-rsid="00641b00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8pt" style:language-complex="zxx" style:country-complex="none" style:font-style-complex="italic" fo:hyphenate="false" fo:hyphenation-remain-char-count="2" fo:hyphenation-push-char-count="2"/>
    </style:style>
    <style:style style:name="P6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font-style="italic" officeooo:paragraph-rsid="00641b00" style:font-name-asian="BAAAAA+TimesNewRomanPS-ItalicMT" style:font-size-asian="8pt" style:font-style-asian="italic" style:font-name-complex="BAAAAA+TimesNewRomanPS-ItalicMT" style:font-size-complex="8pt" style:font-style-complex="italic" fo:hyphenate="false" fo:hyphenation-remain-char-count="2" fo:hyphenation-push-char-count="2"/>
    </style:style>
    <style:style style:name="P61" style:family="paragraph" style:parent-style-name="Standard">
      <style:paragraph-properties fo:text-align="center" style:justify-single-word="false"/>
      <style:text-properties fo:color="#000000" style:font-name="Times New Roman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62" style:family="paragraph" style:parent-style-name="Standard">
      <style:paragraph-properties fo:text-align="start" style:justify-single-word="false" style:snap-to-layout-gri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63" style:family="paragraph" style:parent-style-name="Standard">
      <style:paragraph-properties fo:text-align="start" style:justify-single-word="false" style:snap-to-layout-grid="false"/>
      <style:text-properties style:font-name="Alfios" fo:font-size="9pt" fo:language="pt" fo:country="BR" fo:font-style="normal" officeooo:paragraph-rsid="0013e67a" style:font-size-asian="9pt" style:font-style-asian="normal" style:font-size-complex="9pt" style:font-style-complex="normal"/>
    </style:style>
    <style:style style:name="P6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65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743f9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6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748ac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2" style:font-size-asian="9pt" style:language-asian="zxx" style:country-asian="none" style:font-style-asian="normal" style:font-name-complex="DejaVu Sans2" style:font-size-complex="9pt" style:language-complex="zxx" style:country-complex="none" style:font-style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lfios" fo:font-size="9pt" fo:language="pt" fo:country="BR" fo:font-style="normal" officeooo:paragraph-rsid="0013e67a" style:font-size-asian="9pt" style:font-style-asian="normal" style:font-size-complex="9pt" style:font-style-complex="normal"/>
    </style:style>
    <style:style style:name="P71" style:family="paragraph" style:parent-style-name="Table_20_Contents">
      <style:paragraph-properties fo:text-align="start" style:justify-single-word="false" style:snap-to-layout-grid="false"/>
      <style:text-properties style:font-name="Alfios" fo:font-size="9pt" fo:language="pt" fo:country="BR" fo:font-style="normal" style:font-size-asian="9pt" style:font-style-asian="normal" style:font-size-complex="9pt" style:font-style-complex="normal"/>
    </style:style>
    <style:style style:name="P72" style:family="paragraph" style:parent-style-name="Footer">
      <style:paragraph-properties fo:text-align="start" style:justify-single-word="false" style:writing-mode="lr-tb">
        <style:tab-stops>
          <style:tab-stop style:position="6.9252in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officeooo:rsid="000a410c"/>
    </style:style>
    <style:style style:name="T2" style:family="text">
      <style:text-properties style:font-name="Candara" fo:font-style="italic" style:font-style-asian="italic" style:font-size-complex="8pt" style:font-style-complex="italic"/>
    </style:style>
    <style:style style:name="T3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4" style:family="text">
      <style:text-properties officeooo:rsid="00100c89"/>
    </style:style>
    <style:style style:name="T5" style:family="text">
      <style:text-properties officeooo:rsid="00122399"/>
    </style:style>
    <style:style style:name="T6" style:family="text">
      <style:text-properties officeooo:rsid="0013e67a"/>
    </style:style>
    <style:style style:name="T7" style:family="text">
      <style:text-properties officeooo:rsid="00183fb3"/>
    </style:style>
    <style:style style:name="T8" style:family="text">
      <style:text-properties officeooo:rsid="0019740b"/>
    </style:style>
    <style:style style:name="T9" style:family="text">
      <style:text-properties officeooo:rsid="001a4705"/>
    </style:style>
    <style:style style:name="T10" style:family="text">
      <style:text-properties officeooo:rsid="0026fe74"/>
    </style:style>
    <style:style style:name="T11" style:family="text">
      <style:text-properties officeooo:rsid="00286734"/>
    </style:style>
    <style:style style:name="T12" style:family="text">
      <style:text-properties officeooo:rsid="00291dd5"/>
    </style:style>
    <style:style style:name="T13" style:family="text">
      <style:text-properties officeooo:rsid="003303de"/>
    </style:style>
    <style:style style:name="T14" style:family="text">
      <style:text-properties officeooo:rsid="003562d4"/>
    </style:style>
    <style:style style:name="T15" style:family="text">
      <style:text-properties officeooo:rsid="00374f5a"/>
    </style:style>
    <style:style style:name="T16" style:family="text">
      <style:text-properties officeooo:rsid="00394e38"/>
    </style:style>
    <style:style style:name="T17" style:family="text">
      <style:text-properties style:text-position="super 58%" officeooo:rsid="003303de"/>
    </style:style>
    <style:style style:name="T18" style:family="text">
      <style:text-properties officeooo:rsid="00403c15"/>
    </style:style>
    <style:style style:name="T19" style:family="text">
      <style:text-properties officeooo:rsid="004106b8"/>
    </style:style>
    <style:style style:name="T20" style:family="text">
      <style:text-properties officeooo:rsid="0041affe"/>
    </style:style>
    <style:style style:name="T21" style:family="text">
      <style:text-properties officeooo:rsid="0043430b"/>
    </style:style>
    <style:style style:name="T22" style:family="text">
      <style:text-properties officeooo:rsid="00450495"/>
    </style:style>
    <style:style style:name="T23" style:family="text">
      <style:text-properties officeooo:rsid="004543ea"/>
    </style:style>
    <style:style style:name="T24" style:family="text">
      <style:text-properties fo:language="en" fo:country="US" officeooo:rsid="00323d47" style:letter-kerning="true" style:language-asian="zxx" style:country-asian="none" style:language-complex="zxx" style:country-complex="none"/>
    </style:style>
    <style:style style:name="T25" style:family="text">
      <style:text-properties fo:language="en" fo:country="US" officeooo:rsid="00641b00" style:letter-kerning="true" style:language-asian="zxx" style:country-asian="none" style:language-complex="zxx" style:country-complex="none"/>
    </style:style>
    <style:style style:name="T26" style:family="text">
      <style:text-properties officeooo:rsid="0046b684"/>
    </style:style>
    <style:style style:name="T27" style:family="text">
      <style:text-properties officeooo:rsid="004e5079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5035a7" style:font-style-asian="normal" style:font-style-complex="normal"/>
    </style:style>
    <style:style style:name="T30" style:family="text">
      <style:text-properties fo:font-style="normal" officeooo:rsid="00550d27" style:font-style-asian="normal" style:font-style-complex="normal"/>
    </style:style>
    <style:style style:name="T31" style:family="text">
      <style:text-properties fo:font-style="normal" officeooo:rsid="0055adaf" style:font-style-asian="normal" style:font-style-complex="normal"/>
    </style:style>
    <style:style style:name="T32" style:family="text">
      <style:text-properties fo:font-style="normal" officeooo:rsid="006866c2" style:font-style-asian="normal" style:font-style-complex="normal"/>
    </style:style>
    <style:style style:name="T33" style:family="text">
      <style:text-properties officeooo:rsid="005707f5"/>
    </style:style>
    <style:style style:name="T34" style:family="text">
      <style:text-properties officeooo:rsid="005fa510"/>
    </style:style>
    <style:style style:name="T35" style:family="text">
      <style:text-properties officeooo:rsid="00641b00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23d47" style:font-weight-asian="normal" style:font-weight-complex="normal"/>
    </style:style>
    <style:style style:name="T38" style:family="text">
      <style:text-properties fo:font-weight="normal" officeooo:rsid="00641b00" style:font-weight-asian="normal" style:font-weight-complex="normal"/>
    </style:style>
    <style:style style:name="T39" style:family="text">
      <style:text-properties officeooo:rsid="00654e96"/>
    </style:style>
    <style:style style:name="T40" style:family="text">
      <style:text-properties officeooo:rsid="006866c2"/>
    </style:style>
    <style:style style:name="T41" style:family="text">
      <style:text-properties officeooo:rsid="006a44a8"/>
    </style:style>
    <style:style style:name="T42" style:family="text">
      <style:text-properties officeooo:rsid="006c39f7"/>
    </style:style>
    <style:style style:name="T43" style:family="text">
      <style:text-properties officeooo:rsid="006d7a09"/>
    </style:style>
    <style:style style:name="T44" style:family="text">
      <style:text-properties officeooo:rsid="006eb873"/>
    </style:style>
    <style:style style:name="T45" style:family="text">
      <style:text-properties fo:color="#000000" fo:language="en" fo:country="US" fo:font-style="italic" officeooo:rsid="004543ea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6" style:family="text">
      <style:text-properties fo:color="#000000" fo:language="en" fo:country="US" fo:font-style="italic" officeooo:rsid="00323d47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7" style:family="text">
      <style:text-properties fo:color="#000000" fo:language="en" fo:country="US" fo:font-style="italic" officeooo:rsid="0041e616" style:letter-kerning="true" style:font-name-asian="BAAAAA+TimesNewRomanPS-ItalicMT" style:language-asian="zxx" style:country-asian="none" style:font-style-asian="italic" style:font-name-complex="BAAAAA+TimesNewRomanPS-ItalicMT" style:language-complex="zxx" style:country-complex="none" style:font-style-complex="italic"/>
    </style:style>
    <style:style style:name="T48" style:family="text">
      <style:text-properties officeooo:rsid="0072f6c3"/>
    </style:style>
    <style:style style:name="T49" style:family="text">
      <style:text-properties officeooo:rsid="00743f95"/>
    </style:style>
    <style:style style:name="T50" style:family="text">
      <style:text-properties style:use-window-font-color="true" fo:language="en" fo:country="US" style:letter-kerning="true" style:font-name-asian="DejaVu Sans2" style:language-asian="zxx" style:country-asian="none" style:font-name-complex="DejaVu Sans2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Alexei Znamensky</text:p>
      <text:p text:style-name="P61">Curriculum Vitæ</text:p>
      <text:p text:style-name="P3"/>
      <text:p text:style-name="P15"><text:span text:style-name="T29">+</text:span><text:span text:style-name="T32">64</text:span><text:span text:style-name="T29"> </text:span><text:span text:style-name="T32">27</text:span><text:span text:style-name="T29"> </text:span><text:span text:style-name="T32">204-4318</text:span><text:span text:style-name="T29"> | </text:span><text:a xlink:type="simple" xlink:href="mailto:russoz@gmail.com" text:style-name="Internet_20_link" text:visited-style-name="Visited_20_Internet_20_Link"><text:span text:style-name="T29">russoz@gmail.com</text:span></text:a><text:span text:style-name="T29"> | </text:span><text:span text:style-name="T30">Skype: russoz</text:span></text:p>
      <text:p text:style-name="P16"><text:a xlink:type="simple" xlink:href="https://linkedin.com/in/alexeiz" text:style-name="Internet_20_link" text:visited-style-name="Visited_20_Internet_20_Link"><text:span text:style-name="T32">https://linkedin.com/in/alexeiz</text:span></text:a><text:span text:style-name="T29"> </text:span><text:span text:style-name="T30">| </text:span><text:a xlink:type="simple" xlink:href="https://www.facebook.com/alexei.znamensky" text:style-name="Internet_20_link" text:visited-style-name="Visited_20_Internet_20_Link"><text:span text:style-name="T31">https://www.facebook.com/alexei.znamensky</text:span></text:a></text:p>
      <text:p text:style-name="P14"><text:a xlink:type="simple" xlink:href="https://github.com/russoz" text:style-name="Internet_20_link" text:visited-style-name="Visited_20_Internet_20_Link"><text:span text:style-name="T28">https://github.com/russoz</text:span></text:a><text:span text:style-name="T28"> | </text:span><text:a xlink:type="simple" xlink:href="https://metacpan.org/author/RUSSOZ" text:style-name="Internet_20_link" text:visited-style-name="Visited_20_Internet_20_Link"><text:span text:style-name="T28">https://metacpan.org/author/RUSSOZ</text:span></text:a>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Objective</text:p>
          </table:table-cell>
          <table:table-cell table:style-name="Table1.B1" office:value-type="string">
            <text:p text:style-name="P68"><text:span text:style-name="T34">A</text:span> <text:span text:style-name="T43">Site Reliability Engineering</text:span> role supporting high-volume, mission-critical systems</text:p>
          </table:table-cell>
        </table:table-row>
        <table:table-row table:style-name="Table1.2">
          <table:table-cell table:style-name="Table1.A29" office:value-type="string">
            <text:p text:style-name="P30"/>
          </table:table-cell>
          <table:table-cell table:style-name="Table1.B26" office:value-type="string">
            <text:p text:style-name="P36"/>
          </table:table-cell>
        </table:table-row>
        <table:table-row table:style-name="Table1.3">
          <table:table-cell table:style-name="Table1.A1" office:value-type="string">
            <text:p text:style-name="P48">Skills</text:p>
          </table:table-cell>
          <table:table-cell table:style-name="Table1.B3" office:value-type="string">
            <text:p text:style-name="P36"/>
          </table:table-cell>
        </table:table-row>
        <table:table-row table:style-name="Table1.4">
          <table:table-cell table:style-name="Table1.A29" office:value-type="string">
            <text:p text:style-name="P32">Continuous Integration/Delivery</text:p>
          </table:table-cell>
          <table:table-cell table:style-name="Table1.B29" office:value-type="string">
            <text:p text:style-name="P40">Atlassian stack: Jira, Bitbucket/<text:span text:style-name="T42">Stash</text:span>, Bamboo, Crucible/Fisheye, Hipchat</text:p>
            <text:p text:style-name="P40">Also some experience with Jenkins</text:p>
            <text:p text:style-name="P40">Strong experience writing unit and integration tests</text:p>
          </table:table-cell>
        </table:table-row>
        <table:table-row table:style-name="Table1.5">
          <table:table-cell table:style-name="Table1.A29" office:value-type="string">
            <text:p text:style-name="P31">Systems &amp; Applications Administration</text:p>
          </table:table-cell>
          <table:table-cell table:style-name="Table1.B29" office:value-type="string">
            <text:p text:style-name="P38">Unix/Linux administration since 1995 <text:span text:style-name="T26">(Solaris, IRIX, AIX, Debian, RedHat, Ubuntu)</text:span></text:p>
            <text:p text:style-name="P39"><text:span text:style-name="T19">A</text:span>ssessing and tuning <text:span text:style-name="T19">SO and apps </text:span>performance</text:p>
            <text:p text:style-name="P38"><text:span text:style-name="T19">I</text:span>nstalling, configuring, <text:span text:style-name="T14">programming</text:span> and managing <text:span text:style-name="T18">Java-based application servers</text:span></text:p>
            <text:p text:style-name="P41">Large experience in troubleshooting</text:p>
          </table:table-cell>
        </table:table-row>
        <table:table-row table:style-name="Table1.6">
          <table:table-cell table:style-name="Table1.A29" office:value-type="string">
            <text:p text:style-name="P33">DevOps</text:p>
          </table:table-cell>
          <table:table-cell table:style-name="Table1.B29" office:value-type="string">
            <text:p text:style-name="P45">Basic experience with AWS management</text:p>
            <text:p text:style-name="P43">Intermediate experience with vagrant</text:p>
            <text:p text:style-name="P43">Intermediate experience with chef &amp; puppet</text:p>
            <text:p text:style-name="P8"><text:span text:style-name="T22">Basic</text:span> experience with containerization (docker)</text:p>
          </table:table-cell>
        </table:table-row>
        <table:table-row table:style-name="Table1.7">
          <table:table-cell table:style-name="Table1.A29" office:value-type="string">
            <text:p text:style-name="P31">Support</text:p>
          </table:table-cell>
          <table:table-cell table:style-name="Table1.B29" office:value-type="string">
            <text:p text:style-name="P41">Systems monitoring <text:span text:style-name="T27">(mostly </text:span>nagios <text:span text:style-name="T27">&amp;</text:span> zabbix<text:span text:style-name="T27">)</text:span></text:p>
            <text:p text:style-name="P42">JIRA administration</text:p>
            <text:p text:style-name="P41">Automati<text:span text:style-name="T20">on of</text:span> first-response to incidents with remediation systems</text:p>
          </table:table-cell>
        </table:table-row>
        <table:table-row table:style-name="Table1.8">
          <table:table-cell table:style-name="Table1.A29" office:value-type="string">
            <text:p text:style-name="P30">Development</text:p>
          </table:table-cell>
          <table:table-cell table:style-name="Table1.B29" office:value-type="string">
            <text:p text:style-name="P6"><text:span text:style-name="T7">E</text:span>xperience with Java Enterprise <text:span text:style-name="T40">for over 15 years, bash, python, among others</text:span></text:p>
            <text:p text:style-name="P9"><text:span text:style-name="T41">Basic</text:span> experience with Functional programming</text:p>
            <text:p text:style-name="P46">Security-aware mindset (though not a specialist in the field)</text:p>
            <text:p text:style-name="P44">Queue systems: IBM MQ, HornetQ, Rabbit, Artemis</text:p>
          </table:table-cell>
        </table:table-row>
        <table:table-row table:style-name="Table1.9">
          <table:table-cell table:style-name="Table1.A29" office:value-type="string">
            <text:p text:style-name="P30">Training</text:p>
          </table:table-cell>
          <table:table-cell table:style-name="Table1.B29" office:value-type="string">
            <text:p text:style-name="P37"><text:span text:style-name="T8">E</text:span>xperience in <text:span text:style-name="T9">teaching</text:span> <text:span text:style-name="T8">technical courses since 1998</text:span></text:p>
          </table:table-cell>
        </table:table-row>
        <table:table-row table:style-name="Table1.10">
          <table:table-cell table:style-name="Table1.A29" office:value-type="string">
            <text:p text:style-name="P30">Languages</text:p>
          </table:table-cell>
          <table:table-cell table:style-name="Table1.B29" office:value-type="string">
            <text:p text:style-name="P5">Portuguese: Fluent (native)</text:p>
            <text:p text:style-name="P4">English: Fluent (reading, writing, speaking)</text:p>
            <text:p text:style-name="P35">Spanish: <text:span text:style-name="T21">Advanced</text:span> (reading, <text:span text:style-name="T1">writing, </text:span>speaking)</text:p>
          </table:table-cell>
        </table:table-row>
        <table:table-row table:style-name="Table1.11">
          <table:table-cell table:style-name="Table1.A29" office:value-type="string">
            <text:p text:style-name="P30"/>
          </table:table-cell>
          <table:table-cell table:style-name="Table1.B26" office:value-type="string">
            <text:p text:style-name="P5"/>
          </table:table-cell>
        </table:table-row>
        <table:table-row table:style-name="Table1.12">
          <table:table-cell table:style-name="Table1.A1" office:value-type="string">
            <text:p text:style-name="P48">Experience</text:p>
          </table:table-cell>
          <table:table-cell table:style-name="Table1.B1" office:value-type="string">
            <text:p text:style-name="P34"><text:span text:style-name="T45">(Full listing at</text:span><text:span text:style-name="T46"> Linkedin</text:span><text:span text:style-name="T47">)</text:span></text:p>
          </table:table-cell>
        </table:table-row>
        <table:table-row table:style-name="Table1.13">
          <table:table-cell table:style-name="Table1.A29" office:value-type="string">
            <text:p text:style-name="P13">timbre Digital</text:p>
            <text:p text:style-name="P59">Delivery Services Engineer</text:p>
            <text:p text:style-name="P59">Auckland, NEW ZEALAND</text:p>
            <text:p text:style-name="P21"><text:span text:style-name="T35">Feb/2017</text:span> – <text:span text:style-name="T35">Current</text:span></text:p>
          </table:table-cell>
          <table:table-cell table:style-name="Table1.B29" office:value-type="string">
            <text:p text:style-name="P28">Responsible for providing <text:span text:style-name="T43">tools and processes for</text:span> the build and deployment process at global scale. <text:span text:style-name="T43">Mostly using Atlassian stack plus a number of in-house developed python applications.</text:span></text:p>
          </table:table-cell>
        </table:table-row>
        <table:table-row table:style-name="Table1.14">
          <table:table-cell table:style-name="Table1.A29" office:value-type="string">
            <text:p text:style-name="P12">Movile</text:p>
            <text:p text:style-name="P56">Reliability Manager</text:p>
            <text:p text:style-name="P57">Campinas, <text:span text:style-name="T23">BRAZIL</text:span></text:p>
            <text:p text:style-name="P60"><text:span text:style-name="T25">(2 yrs at </text:span><text:span text:style-name="T24">ARGENTINA</text:span><text:span text:style-name="T25">)</text:span></text:p>
            <text:p text:style-name="P60"><text:span text:style-name="T36">Oct/2012 – </text:span><text:span text:style-name="T38">Sep</text:span><text:span text:style-name="T37">/201</text:span><text:span text:style-name="T38">6</text:span></text:p>
          </table:table-cell>
          <table:table-cell table:style-name="Table1.B29" office:value-type="string">
            <text:p text:style-name="P24">Responsible <text:span text:style-name="T13">for the Reliability area, leveraging services and tools to sustain a 150 million transactions/day operation, 24x7x365. Implemented alarms remediation, and improved response times for 2</text:span><text:span text:style-name="T17">nd</text:span><text:span text:style-name="T13">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span></text:p>
            <text:p text:style-name="P27">Automated many workflows, created and destroyed a number of processes for the team. Reinvented the team a couple of times, interviewed some hundreds of people. <text:span text:style-name="T15">Implemented agile patterns like Kanban.</text:span></text:p>
          </table:table-cell>
        </table:table-row>
        <table:table-row table:style-name="Table1.15">
          <table:table-cell table:style-name="Table1.A29" office:value-type="string">
            <text:p text:style-name="P12">IBM Brazil</text:p>
            <text:p text:style-name="P58">Senior IT Specialist</text:p>
            <text:p text:style-name="P18">2011 – 2012</text:p>
          </table:table-cell>
          <table:table-cell table:style-name="Table1.B29" office:value-type="string">
            <text:p text:style-name="P23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6">
          <table:table-cell table:style-name="Table1.A29" office:value-type="string">
            <text:p text:style-name="P12">Cognizant</text:p>
            <text:p text:style-name="P19">Senior Support Analyst</text:p>
            <text:p text:style-name="P20">2009 – 2011</text:p>
          </table:table-cell>
          <table:table-cell table:style-name="Table1.B29" office:value-type="string">
            <text:p text:style-name="P25"><text:span text:style-name="T12">A</text:span>llocated full-time at Avon Cosmetics Brazil. <text:span text:style-name="T12">IBM WAS A</text:span>dministrator <text:span text:style-name="T16">multi-</text:span>platforms <text:span text:style-name="T16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7">
          <table:table-cell table:style-name="Table1.A29" office:value-type="string">
            <text:p text:style-name="P12">IBM Brazil</text:p>
            <text:p text:style-name="P58">Senior IT Specialist</text:p>
            <text:p text:style-name="P18">2005 – 2009</text:p>
          </table:table-cell>
          <table:table-cell table:style-name="Table1.B29" office:value-type="string">
            <text:p text:style-name="P23"><text:span text:style-name="T49">W</text:span>orked in a handful different projects, <text:span text:style-name="T16">eventually leading the administration team in some of them, maintaining, </text:span>building and deploying J2EE applications, <text:span text:style-name="T16">providing </text:span>level 3 support for <text:span text:style-name="T16">IBM off-shore projects using IBM WAS</text:span> v5.x &amp; v6.x, Portal Server v6.x, <text:span text:style-name="T16">along with dev and content </text:span>teams in Brazil, USA, India and Europe.</text:p>
          </table:table-cell>
        </table:table-row>
        <text:soft-page-break/>
        <table:table-row table:style-name="Table1.18">
          <table:table-cell table:style-name="Table1.A29" office:value-type="string">
            <text:p text:style-name="P11">LSI-EPUSP</text:p>
            <text:p text:style-name="P58">System Administrator</text:p>
            <text:p text:style-name="P18">1994 – 1999</text:p>
          </table:table-cell>
          <table:table-cell table:style-name="Table1.B29" office:value-type="string">
            <text:p text:style-name="P66"><text:span text:style-name="T10">Systems, Networking &amp; Security Administrator, working with </text:span>Solaris, IRIX, Linux and AIX</text:p>
            <text:p text:style-name="P66">Unix <text:span text:style-name="T49">Instructor</text:span></text:p>
            <text:p text:style-name="P66">Intern – Parallel Computing <text:span text:style-name="T11">D</text:span>evelopment</text:p>
          </table:table-cell>
        </table:table-row>
        <table:table-row table:style-name="Table1.19">
          <table:table-cell table:style-name="Table1.A29" office:value-type="string">
            <text:p text:style-name="P30"/>
          </table:table-cell>
          <table:table-cell table:style-name="Table1.B26" office:value-type="string">
            <text:p text:style-name="P36"/>
          </table:table-cell>
        </table:table-row>
        <table:table-row table:style-name="Table1.20">
          <table:table-cell table:style-name="Table1.A22" office:value-type="string">
            <text:p text:style-name="P48">Communities</text:p>
          </table:table-cell>
          <table:table-cell table:style-name="Table1.B26" office:value-type="string">
            <text:p text:style-name="P35"/>
          </table:table-cell>
        </table:table-row>
        <table:table-row table:style-name="Table1.21">
          <table:table-cell table:style-name="Table1.A22" office:value-type="string">
            <text:p text:style-name="P55">S<text:span text:style-name="T44">ão </text:span>Paulo Perl Mongers</text:p>
            <text:p text:style-name="P10"><text:a xlink:type="simple" xlink:href="http://sao-paulo.pm.org/" text:style-name="Internet_20_link" text:visited-style-name="Visited_20_Internet_20_Link"><text:span text:style-name="T2">http://sao-paulo.pm.org/</text:span></text:a></text:p>
            <text:p text:style-name="P17"><text:span text:style-name="T6">since </text:span>May/2008</text:p>
          </table:table-cell>
          <table:table-cell table:style-name="Table1.B26" office:value-type="string">
            <text:p text:style-name="P67"><text:span text:style-name="T5">Active member since 2008</text:span></text:p>
            <text:p text:style-name="P67"><text:span text:style-name="T5">Group l</text:span>eader <text:span text:style-name="T5">(</text:span>May/2011 –<text:span text:style-name="T5"> </text:span>Feb/2013<text:span text:style-name="T5">)</text:span></text:p>
            <text:p text:style-name="P67">Author of a <text:span text:style-name="T39">small</text:span> number of Perl modules, at <text:a xlink:type="simple" xlink:href="http://metacpan.org/author/RUSSOZ" text:style-name="Internet_20_link" text:visited-style-name="Visited_20_Internet_20_Link"><text:span text:style-name="T18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2">
          <table:table-cell table:style-name="Table1.A22" office:value-type="string">
            <text:p text:style-name="P12">SouJava</text:p>
            <text:p text:style-name="P29"><text:a xlink:type="simple" xlink:href="http://www.soujava.org.br/" text:style-name="Internet_20_link" text:visited-style-name="Visited_20_Internet_20_Link"><text:span text:style-name="Internet_20_link"><text:span text:style-name="T3">http://www.soujava.org.br/</text:span></text:span></text:a></text:p>
            <text:p text:style-name="P17"><text:span text:style-name="T6">since </text:span>Out/1998</text:p>
          </table:table-cell>
          <table:table-cell table:style-name="Table1.B26" office:value-type="string">
            <text:p text:style-name="P26"><text:span text:style-name="T33">Founding member, </text:span>Organization <text:span text:style-name="T4">(Oct/1998 – Jul/2002)</text:span></text:p>
            <text:p text:style-name="P23">Administration and support on events.</text:p>
            <text:p text:style-name="P22">Administration of the group server www.soujava.org.br</text:p>
          </table:table-cell>
        </table:table-row>
        <table:table-row table:style-name="Table1.23">
          <table:table-cell table:style-name="Table1.A29" office:value-type="string">
            <text:p text:style-name="P30"/>
          </table:table-cell>
          <table:table-cell table:style-name="Table1.B26" office:value-type="string">
            <text:p text:style-name="P36"/>
          </table:table-cell>
        </table:table-row>
        <table:table-row table:style-name="Table1.24">
          <table:table-cell table:style-name="Table1.A29" office:value-type="string">
            <text:p text:style-name="P49">Certifications</text:p>
          </table:table-cell>
          <table:table-cell table:style-name="Table1.B29" office:value-type="string">
            <text:p text:style-name="P36"/>
          </table:table-cell>
        </table:table-row>
        <table:table-row table:style-name="Table1.25">
          <table:table-cell table:style-name="Table1.A29" office:value-type="string">
            <text:p text:style-name="P47"/>
          </table:table-cell>
          <table:table-cell table:style-name="Table1.B29" office:value-type="string">
            <text:p text:style-name="P36">IBM Certified System Administrator – WAS ND 6.0 on November, 29th 2005 <text:s/></text:p>
            <text:p text:style-name="P35">Sun Certified Web Component Dev. for J2EE 1.3 <text:span text:style-name="T50">on March, 19th 2004</text:span></text:p>
            <text:p text:style-name="P35">Sun Certified Java Programmer for Java 1.4 <text:span text:style-name="T50">on July, 31st 2003</text:span></text:p>
            <text:p text:style-name="P35">Linux Professional Institute Certification Level 2 <text:span text:style-name="T50">on June 30th 2003 (LPI000022682, 97fgfk3m5a)</text:span></text:p>
            <text:p text:style-name="P35">Linux Professional Institute Certification Level 1 <text:span text:style-name="T50">on October, 23rd 2002 (LPI000022682, 4mmh2lw3lg)</text:span></text:p>
          </table:table-cell>
        </table:table-row>
        <table:table-row table:style-name="Table1.26">
          <table:table-cell table:style-name="Table1.A29" office:value-type="string">
            <text:p text:style-name="P54"/>
          </table:table-cell>
          <table:table-cell table:style-name="Table1.B26" office:value-type="string">
            <text:p text:style-name="P36"/>
          </table:table-cell>
        </table:table-row>
        <table:table-row table:style-name="Table1.27">
          <table:table-cell table:style-name="Table1.A29" office:value-type="string">
            <text:p text:style-name="P48">Education</text:p>
          </table:table-cell>
          <table:table-cell table:style-name="Table1.B29" office:value-type="string">
            <text:p text:style-name="P36"/>
          </table:table-cell>
        </table:table-row>
        <table:table-row table:style-name="Table1.28">
          <table:table-cell table:style-name="Table1.A29" office:value-type="string">
            <text:p text:style-name="P30">Graduated</text:p>
            <text:p text:style-name="P30">Dec 2009</text:p>
          </table:table-cell>
          <table:table-cell table:style-name="Table1.B29" office:value-type="string">
            <text:p text:style-name="P71">Gestão de Negócios na Pequena e Média Empresa</text:p>
            <text:p text:style-name="P69">(Business Management in Small and Medium Enterprises)</text:p>
            <text:p text:style-name="P69">Universidade Anhembi-Morumbi</text:p>
            <text:p text:style-name="P69">São Paulo, SP</text:p>
          </table:table-cell>
        </table:table-row>
        <table:table-row table:style-name="Table1.29">
          <table:table-cell table:style-name="Table1.A29" office:value-type="string">
            <text:p text:style-name="P30">Not completed</text:p>
          </table:table-cell>
          <table:table-cell table:style-name="Table1.B29" office:value-type="string">
            <text:p text:style-name="P62">Ciência da Computação (BsC Computer Sciences)</text:p>
            <text:p text:style-name="P69">Instituto de Matemática e Estatística da USP</text:p>
            <text:p text:style-name="P69">São Paulo, SP</text:p>
          </table:table-cell>
        </table:table-row>
        <table:table-row table:style-name="Table1.30">
          <table:table-cell table:style-name="Table1.A32" office:value-type="string">
            <text:p text:style-name="P30">High School</text:p>
            <text:p text:style-name="P30">Dec 1992</text:p>
          </table:table-cell>
          <table:table-cell table:style-name="Table1.B32" office:value-type="string">
            <text:p text:style-name="P63">Colégio Marista de Brasília, </text:p>
            <text:p text:style-name="P70">Brasília, DF</text:p>
          </table:table-cell>
        </table:table-row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2"/>
          </table:table-cell>
        </table:table-row>
        <table:table-row table:style-name="Table1.32">
          <table:table-cell table:style-name="Table1.A32" office:value-type="string">
            <text:p text:style-name="P51">Other Interests</text:p>
          </table:table-cell>
          <table:table-cell table:style-name="Table1.B32" office:value-type="string">
            <text:p text:style-name="P7">languages, etymology, humans, consciousness, archery, teaching, sailing, history, geography, philosophy, music, automation, open source, robots, <text:span text:style-name="T48">sci-fi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bel" svg:font-family="Abel" style:font-pitch="variable"/>
    <style:font-face style:name="Aclonica" svg:font-family="Aclonica" style:font-pitch="variable"/>
    <style:font-face style:name="Aegean" svg:font-family="Aegean" style:font-pitch="variable"/>
    <style:font-face style:name="Aegyptus" svg:font-family="Aegyptus" style:font-pitch="variable"/>
    <style:font-face style:name="Aileron" svg:font-family="Aileron" style:font-adornments="Light" style:font-pitch="variable"/>
    <style:font-face style:name="Akkadian" svg:font-family="Akkadian" style:font-pitch="variable"/>
    <style:font-face style:name="Alex Brush" svg:font-family="'Alex Brush'" style:font-pitch="variable"/>
    <style:font-face style:name="Alfios" svg:font-family="Alfios" style:font-pitch="variable"/>
    <style:font-face style:name="Anaktoria" svg:font-family="Anaktoria" style:font-pitch="variable"/>
    <style:font-face style:name="Analecta" svg:font-family="Analecta" style:font-pitch="variable"/>
    <style:font-face style:name="Anatolian" svg:font-family="Anatolian" style:font-pitch="variable"/>
    <style:font-face style:name="Annie Use Your Telescope" svg:font-family="'Annie Use Your Telescope'" style:font-pitch="variable"/>
    <style:font-face style:name="Archivo Black" svg:font-family="'Archivo Black'" style:font-pitch="variable"/>
    <style:font-face style:name="Arial Black1" svg:font-family="'Arial Black'" style:font-pitch="variable"/>
    <style:font-face style:name="Arsenal" svg:font-family="Arsenal" style:font-pitch="variable"/>
    <style:font-face style:name="Atavyros" svg:font-family="Atavyros" style:font-pitch="variable"/>
    <style:font-face style:name="Calligraffitti" svg:font-family="Calligraffitti" style:font-pitch="variable"/>
    <style:font-face style:name="Caveat" svg:font-family="Caveat" style:font-pitch="variable"/>
    <style:font-face style:name="DejaVu Sans2" svg:font-family="'DejaVu Sans'" style:font-pitch="variable"/>
    <style:font-face style:name="Gardiner" svg:font-family="Gardiner" style:font-pitch="variable"/>
    <style:font-face style:name="Goudy Bookletter 1911" svg:font-family="'Goudy Bookletter 1911'" style:font-pitch="variable"/>
    <style:font-face style:name="Henny Penny" svg:font-family="'Henny Penny'" style:font-pitch="variable"/>
    <style:font-face style:name="Lovers Quarrel" svg:font-family="'Lovers Quarrel'" style:font-pitch="variable"/>
    <style:font-face style:name="Nothing You Could Do" svg:font-family="'Nothing You Could Do'" style:font-pitch="variable"/>
    <style:font-face style:name="Quattrocento" svg:font-family="Quattrocento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legreya Sans" svg:font-family="'Alegreya Sans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Open Sans" svg:font-family="'Open Sans'" style:font-adornments="Light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zxx" style:country-asian="none" style:font-name-complex="DejaVu Sans2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pitch-asian="variable" style:font-size-asian="14pt" style:font-name-complex="DejaVu Sans2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6.9252in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1</text:page-number></text:p>
        <text:p text:style-name="MP2">This file was updated on: <text:date style:data-style-name="N80" text:date-value="2017-09-17T16:25:22.225816408">17. Sep. 2017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7-09-17T16:25:22.178012155</dc:date>
    <meta:editing-cycles>118</meta:editing-cycles>
    <meta:editing-duration>P5DT12H59M37S</meta:editing-duration>
    <meta:generator>LibreOffice/5.4.1.2$Linux_X86_64 LibreOffice_project/40m0$Build-2</meta:generator>
    <meta:document-statistic meta:table-count="1" meta:image-count="0" meta:object-count="0" meta:page-count="2" meta:paragraph-count="107" meta:word-count="688" meta:character-count="5206" meta:non-whitespace-character-count="4612"/>
    <meta:user-defined meta:name="Info 1"/>
    <meta:user-defined meta:name="Info 2"/>
    <meta:user-defined meta:name="Info 3"/>
    <meta:user-defined meta:name="Info 4"/>
  </office:meta>
</office:document-meta>
</file>